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weight="bold" style:font-weight-asian="bold"/>
    </style:style>
    <style:style style:name="P3" style:family="paragraph" style:parent-style-name="Standard">
      <style:paragraph-properties fo:break-before="page" fo:padding="0in" fo:border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5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93c47d"/>
    </style:style>
    <style:style style:name="T4" style:family="text">
      <style:text-properties fo:color="#8da748"/>
    </style:style>
    <style:style style:name="T5" style:family="text">
      <style:text-properties fo:color="#8da748" fo:font-size="10.5pt" style:font-size-asian="10.5pt" style:font-size-complex="10.5pt" fo:background-color="#ffffff"/>
    </style:style>
    <style:style style:name="T6" style:family="text">
      <style:text-properties fo:color="#c15d1c" fo:font-size="10.5pt" style:font-size-asian="10.5pt" style:font-size-complex="10.5pt" fo:background-color="#ffffff"/>
    </style:style>
    <style:style style:name="T7" style:family="text">
      <style:text-properties fo:color="#c15d1c" fo:font-size="10.5pt" fo:font-weight="bold" style:font-size-asian="10.5pt" style:font-weight-asian="bold" style:font-size-complex="10.5pt" fo:background-color="#ffffff"/>
    </style:style>
    <style:style style:name="T8" style:family="text">
      <style:text-properties fo:color="#c15d1c"/>
    </style:style>
    <style:style style:name="T9" style:family="text">
      <style:text-properties fo:color="#cc0000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www.mscroggs.co.uk/" text:style-name="ListLabel_20_10" text:visited-style-name="ListLabel_20_10"><text:span text:style-name="T1">http://mscroggs.co.uk/</text:span></text:a></text:p>
      <text:p text:style-name="P2"/>
      <text:p text:style-name="P1"><text:span text:style-name="T2">Dec 1:</text:span></text:p>
      <text:p text:style-name="P1"/>
      <text:p text:style-name="P1">Answer: 563</text:p>
      <text:p text:style-name="P1"/>
      <text:p text:style-name="P1">Murder Clue: None of the digits of today's number is the motive.</text:p>
      <text:p text:style-name="P1"/>
      <text:p text:style-name="P1"><text:span text:style-name="T2">Dec 2:</text:span></text:p>
      <text:p text:style-name="P1"/>
      <text:p text:style-name="P1">Answer:435</text:p>
      <text:p text:style-name="P1">Explanation: The maximum number of intersections (lines) of <draw:frame draw:style-name="fr1" text:anchor-type="as-char" svg:width="0.0866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/>planes is <draw:frame draw:style-name="fr1" text:anchor-type="as-char" svg:width="1.0134in" svg:height="0.4484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">Murder Clue: The weapon is not one of the digits of today's number.</text:p>
      <text:p text:style-name="P2"/>
      <text:p text:style-name="P1"><text:span text:style-name="T2">Dec 3:</text:span></text:p>
      <text:p text:style-name="P2"/>
      <text:p text:style-name="P1">Answer: 798</text:p>
      <text:p text:style-name="P1"/>
      <text:p text:style-name="P1">Explanation: Evidently the answer is independent of how you embed the pyramid in the cube (for reasonable embeddings)</text:p>
      <text:p text:style-name="P1"/>
      <text:p text:style-name="P1"><text:soft-page-break/>Murder Clue: None of the digits of today's number is the motive.</text:p>
      <text:p text:style-name="P1"/>
      <text:p text:style-name="P1"><text:span text:style-name="T2">Dec 4:</text:span></text:p>
      <text:p text:style-name="P2"/>
      <text:p text:style-name="P1">Answer: 140</text:p>
      <text:p text:style-name="P1"/>
      <text:p text:style-name="P1">Explanation: The filled in grid is</text:p>
      <text:p text:style-name="P1">687</text:p>
      <text:p text:style-name="P1">914</text:p>
      <text:p text:style-name="P1">532</text:p>
      <text:p text:style-name="P1"/>
      <text:p text:style-name="P1">Murder Clue: The weapon is a factor of today's number.</text:p>
      <text:p text:style-name="P1"/>
      <text:p text:style-name="P1"><text:span text:style-name="T2">Dec 5:</text:span></text:p>
      <text:p text:style-name="P2"/>
      <text:p text:style-name="P1">Answer: 414</text:p>
      <text:p text:style-name="P1"/>
      <text:p text:style-name="P1">Explanation: Used Python to compute the answer.</text:p>
      <text:p text:style-name="P1"/>
      <text:p text:style-name="P1">Murder Clue: One of the digits of today's number is the murderer.</text:p>
      <text:p text:style-name="P2"/>
      <text:p text:style-name="P1"><text:soft-page-break/><text:span text:style-name="T2">Dec 6:</text:span></text:p>
      <text:p text:style-name="P2"/>
      <text:p text:style-name="P1">Answer: 819</text:p>
      <text:p text:style-name="P1"/>
      <text:p text:style-name="P1">Explanation: n-digit numbers form 9*n different sums (1 through 9*n) so since the digital sum of 10^n is always 1 we have that 1 through 10^n has 9*n different sums.</text:p>
      <text:p text:style-name="P1"/>
      <text:p text:style-name="P1">Murder Clue: None of the digits of today's number is the location.</text:p>
      <text:p text:style-name="P1"/>
      <text:p text:style-name="P1"><text:span text:style-name="T2">Dec 7:</text:span></text:p>
      <text:p text:style-name="P2"/>
      <text:p text:style-name="P1">Answer: 691</text:p>
      <text:p text:style-name="P1"/>
      <text:p text:style-name="P1">Explanation: Filled in grid is</text:p>
      <text:p text:style-name="P1">375</text:p>
      <text:p text:style-name="P1">691</text:p>
      <text:p text:style-name="P1">482</text:p>
      <text:p text:style-name="P1"/>
      <text:p text:style-name="P1">Murder Clue: One of the digits of today's number is the location.</text:p>
      <text:p text:style-name="P1"/>
      <text:p text:style-name="P1"><text:span text:style-name="T2">Dec 8:</text:span></text:p>
      <text:p text:style-name="P2"/>
      <text:p text:style-name="P1"><text:soft-page-break/>Answer: 768</text:p>
      <text:p text:style-name="P1"/>
      <text:p text:style-name="P1">Explanation: This is simply 2^8 * 3 for obvious reasons</text:p>
      <text:p text:style-name="P1"/>
      <text:p text:style-name="P1">Murder Clue: Clues on days that are factors of today's number are all true.</text:p>
      <text:p text:style-name="P1">Factors are 1, 2, 3, 4, 6, 8, 12, 16, 24</text:p>
      <text:p text:style-name="P1"/>
      <text:p text:style-name="P1"><text:span text:style-name="T2">Dec 9:</text:span></text:p>
      <text:p text:style-name="P2"/>
      <text:p text:style-name="P1">Answer: 449 (was wrong)</text:p>
      <text:p text:style-name="P1"/>
      <text:p text:style-name="P1">Explanation: Modified a Python script used to solve The Witness puzzles to solve this.</text:p>
      <text:p text:style-name="P1"/>
      <text:p text:style-name="P1">Murder Clue: One of the digits of today's number is the motive.</text:p>
      <text:p text:style-name="P1"/>
      <text:p text:style-name="P1"><text:span text:style-name="T2">Dec 10:</text:span></text:p>
      <text:p text:style-name="P2"/>
      <text:p text:style-name="P1">Answer: 171</text:p>
      <text:p text:style-name="P1"/>
      <text:p text:style-name="P1">Explanation: Used Python to brute-force this</text:p>
      <text:p text:style-name="P1"/>
      <text:p text:style-name="P1"><text:soft-page-break/>Murder Clue: None of the digits of today's number is the location.</text:p>
      <text:p text:style-name="P2"/>
      <text:p text:style-name="P1"><text:span text:style-name="T2">Dec 11:</text:span></text:p>
      <text:p text:style-name="P2"/>
      <text:p text:style-name="P1">Answer: 811</text:p>
      <text:p text:style-name="P1"/>
      <text:p text:style-name="P1">Explanation: Played the game</text:p>
      <text:p text:style-name="P1"/>
      <text:p text:style-name="P1">Murder Clue: One of the digits of today's number is the weapon.</text:p>
      <text:p text:style-name="P1"/>
      <text:p text:style-name="P1"><text:span text:style-name="T2">Dec 12:</text:span></text:p>
      <text:p text:style-name="P2"/>
      <text:p text:style-name="P1">Answer: 419</text:p>
      <text:p text:style-name="P1"/>
      <text:p text:style-name="P1">Explanation: Used Python to brute force this</text:p>
      <text:p text:style-name="P1"/>
      <text:p text:style-name="P1">Murder Clue: The number of false clues before today is the first digit of today's number.</text:p>
      <text:p text:style-name="P1"/>
      <text:p text:style-name="P1"><text:span text:style-name="T2">Dec 13:</text:span></text:p>
      <text:p text:style-name="P2"/>
      <text:p text:style-name="P1">Answer: 512</text:p>
      <text:p text:style-name="P1"><text:soft-page-break/></text:p>
      <text:p text:style-name="P1">Explanation: Filled in grid is</text:p>
      <text:p text:style-name="P1">473</text:p>
      <text:p text:style-name="P1">512</text:p>
      <text:p text:style-name="P1">968</text:p>
      <text:p text:style-name="P1"/>
      <text:p text:style-name="P1">Murder Clue: None of the digits of today's number is the murderer.</text:p>
      <text:p text:style-name="P1"/>
      <text:p text:style-name="P1"><text:span text:style-name="T2">Dec 14:</text:span></text:p>
      <text:p text:style-name="P2"/>
      <text:p text:style-name="P1">Answer: 415</text:p>
      <text:p text:style-name="P1"/>
      <text:p text:style-name="P1">Explanation: Used a Python to craft a sieve.</text:p>
      <text:p text:style-name="P1"/>
      <text:p text:style-name="P1">Murder Clue: The final digit of today's number is the number of true blue clues.</text:p>
      <text:p text:style-name="P1"/>
      <text:p text:style-name="P1"><text:span text:style-name="T2">Dec 15:</text:span></text:p>
      <text:p text:style-name="P2"/>
      <text:p text:style-name="P1">Answer: 387</text:p>
      <text:p text:style-name="P1"/>
      <text:p text:style-name="P1">Explanation: Assuming that one page is one side of a physical page (sheet of paper). In this case since each physical page has two pages we have 386/2 = 193 physical pages. Hence the middle physical page is the (193 + 1)/2 = 97th physical page. Now on the nth physical page we have page numbers 2*n-1 and 2*n. Hence we have 193 and 194 as the two middle pages that are on the middle physical page.</text:p>
      <text:p text:style-name="P1"><text:soft-page-break/></text:p>
      <text:p text:style-name="P1">Murder Clue: <text:span text:style-name="T4">One of the digits of today's number is the motive.</text:span></text:p>
      <text:p text:style-name="P1"/>
      <text:p text:style-name="P1"><text:span text:style-name="T2">Dec 16:</text:span></text:p>
      <text:p text:style-name="P2"/>
      <text:p text:style-name="P1">Answer: 543</text:p>
      <text:p text:style-name="P1"/>
      <text:p text:style-name="P1">Explanation: Filled in grid is</text:p>
      <text:p text:style-name="P1">123</text:p>
      <text:p text:style-name="P1">459</text:p>
      <text:p text:style-name="P1">876</text:p>
      <text:p text:style-name="P1"/>
      <text:p text:style-name="P1">Murder Clue: <text:span text:style-name="T4">None of the digits of today's number is the location.</text:span></text:p>
      <text:p text:style-name="P1"/>
      <text:p text:style-name="P1"><text:span text:style-name="T2">Dec 17:</text:span></text:p>
      <text:p text:style-name="P2"/>
      <text:p text:style-name="P1">Answer: 179</text:p>
      <text:p text:style-name="P1"/>
      <text:p text:style-name="P1">Explanation: For an n-sided regular polygon the interior angles sum to (n-2)*180 and since there are n equivalent angles we have that each angle is (n-2)*180/n = 180 - 360/n.</text:p>
      <text:p text:style-name="P1"/>
      <text:p text:style-name="P1">Murder Clue: <text:span text:style-name="T6">None of the digits of today's number is the motive.</text:span></text:p>
      <text:p text:style-name="P1"><text:soft-page-break/></text:p>
      <text:p text:style-name="P1"><text:span text:style-name="T2">Dec 18:</text:span></text:p>
      <text:p text:style-name="P2"/>
      <text:p text:style-name="P1">Answer: 799</text:p>
      <text:p text:style-name="P1"/>
      <text:p text:style-name="P1">Explanation: <text:s/>Wrote a Python script</text:p>
      <text:p text:style-name="P1"/>
      <text:p text:style-name="P1">Murder Clue: <text:span text:style-name="T5">One of the digits of today's number is the motive.</text:span></text:p>
      <text:p text:style-name="P1"/>
      <text:p text:style-name="P1"><text:span text:style-name="T2">Dec 19:</text:span></text:p>
      <text:p text:style-name="P2"/>
      <text:p text:style-name="P1">Answer: 128</text:p>
      <text:p text:style-name="P1"/>
      <text:p text:style-name="P1">Explanation: Wrote a Python script to calculate based on binomial coefficients.</text:p>
      <text:p text:style-name="P1"/>
      <text:p text:style-name="P1">Murder Clue: <text:span text:style-name="T6">The highest common factor of the weapon and today's number is 1.</text:span></text:p>
      <text:p text:style-name="P1"/>
      <text:p text:style-name="P1"><text:span text:style-name="T2">Dec 20:</text:span></text:p>
      <text:p text:style-name="P2"/>
      <text:p text:style-name="P1">Answer: 287</text:p>
      <text:p text:style-name="P1"/>
      <text:p text:style-name="P1"><text:soft-page-break/>Explanation: The problem suggests that there is a first n such that <draw:frame draw:style-name="fr1" text:anchor-type="as-char" svg:width="0.6346in" svg:height="0.2075in" draw:z-index="0"><draw:object xlink:href="./Object 6" xlink:type="simple" xlink:show="embed" xlink:actuate="onLoad"/><draw:image xlink:href="./ObjectReplacements/Object 6" xlink:type="simple" xlink:show="embed" xlink:actuate="onLoad"/></draw:frame>is a square and the answer is the square root of this square. This occurs first for <draw:frame draw:style-name="fr1" text:anchor-type="as-char" svg:width="0.4783in" svg:height="0.1839in" draw:z-index="0"><draw:object xlink:href="./Object 8" xlink:type="simple" xlink:show="embed" xlink:actuate="onLoad"/><draw:image xlink:href="./ObjectReplacements/Object 8" xlink:type="simple" xlink:show="embed" xlink:actuate="onLoad"/></draw:frame>.</text:p>
      <text:p text:style-name="P1"/>
      <text:p text:style-name="P1">Murder Clue: <text:span text:style-name="T9">The first digit of today's number is the number of false red clues.</text:span></text:p>
      <text:p text:style-name="P1"/>
      <text:p text:style-name="P1"><text:span text:style-name="T2">Dec 21:</text:span></text:p>
      <text:p text:style-name="P2"/>
      <text:p text:style-name="P1">Answer: 684, (was wrong)</text:p>
      <text:p text:style-name="P1"/>
      <text:p text:style-name="P1">Explanation: Wrote a Python script to calculate this based on all other answers.</text:p>
      <text:p text:style-name="P1"/>
      <text:p text:style-name="P1">Murder Clue: <text:span text:style-name="T8">One of the digits of today's number is the murderer.</text:span></text:p>
      <text:p text:style-name="P1"/>
      <text:p text:style-name="P1"><text:span text:style-name="T2">Dec 22:</text:span></text:p>
      <text:p text:style-name="P2"/>
      <text:p text:style-name="P1">Answer: 191</text:p>
      <text:p text:style-name="P1"/>
      <text:p text:style-name="P1">Explanation: Used a Python script.</text:p>
      <text:p text:style-name="P1"/>
      <text:p text:style-name="P1">Murder Clue: The murderer is the square root of one of the digits of today's number.</text:p>
      <text:p text:style-name="P1"/>
      <text:p text:style-name="P1"><text:span text:style-name="T2">Dec 23:</text:span></text:p>
      <text:p text:style-name="P2"><text:soft-page-break/></text:p>
      <text:p text:style-name="P1">Answer: 771</text:p>
      <text:p text:style-name="P1"/>
      <text:p text:style-name="P1">Explanation: Used Python but probably could have done it by hand.</text:p>
      <text:p text:style-name="P1"/>
      <text:p text:style-name="P1">Murder Clue: <text:span text:style-name="T4">One of the digits of today's number is the murderer.</text:span></text:p>
      <text:p text:style-name="P1"/>
      <text:p text:style-name="P1"><text:span text:style-name="T2">Dec 24:</text:span></text:p>
      <text:p text:style-name="P2"/>
      <text:p text:style-name="P1">Answer: 319</text:p>
      <text:p text:style-name="P1"/>
      <text:p text:style-name="P1">Explanation: Wrote Python script to check all the answers</text:p>
      <text:p text:style-name="P1"/>
      <text:p text:style-name="P1">Murder Clue: <text:span text:style-name="T6">One of the digits of </text:span><text:span text:style-name="T7">319</text:span><text:span text:style-name="T6"> is total number of false clues.</text:span></text:p>
      <text:p text:style-name="P1"/>
      <text:p text:style-name="P1"/>
      <text:p text:style-name="P2"/>
      <text:p text:style-name="P1"><text:span text:style-name="T2">Logic Puzzle:</text:span></text:p>
      <text:p text:style-name="P2"/>
      <text:p text:style-name="P1">Murderer: 0 1 2 3 4 5 6 7 8 9</text:p>
      <text:p text:style-name="P1">Motive: 0 1 2 3 4 5 6 7 8 9</text:p>
      <text:p text:style-name="P1"><text:soft-page-break/>Location: 0 1 2 3 4 5 6 7 8 9</text:p>
      <text:p text:style-name="P1">Weapon: 0 1 2 3 4 5 6 7 8 9</text:p>
      <text:p text:style-name="P1"/>
      <text:p text:style-name="P3"><text:span text:style-name="T2">Christmas Card Answers:</text:span></text:p>
      <text:list xml:id="list1276316750" text:style-name="WWNum1">
        <text:list-item>
          <text:p text:style-name="P4">81</text:p>
        </text:list-item>
        <text:list-item>
          <text:p text:style-name="P4">81</text:p>
        </text:list-item>
        <text:list-item>
          <text:p text:style-name="P4">351</text:p>
        </text:list-item>
        <text:list-item>
          <text:p text:style-name="P4">1089</text:p>
        </text:list-item>
        <text:list-item>
          <text:p text:style-name="P4">3279</text:p>
        </text:list-item>
        <text:list-item>
          <text:p text:style-name="P4">4731</text:p>
        </text:list-item>
        <text:list-item>
          <text:p text:style-name="P4">1089</text:p>
        </text:list-item>
        <text:list-item>
          <text:p text:style-name="P4">3279</text:p>
        </text:list-item>
        <text:list-item>
          <text:p text:style-name="P4">9841</text:p>
        </text:list-item>
        <text:list-item>
          <text:p text:style-name="P4">13205</text:p>
        </text:list-item>
        <text:list-item>
          <text:p text:style-name="P4">702</text:p>
        </text:list-item>
        <text:list-item>
          <text:p text:style-name="P4">70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4" meta:page-count="12" meta:paragraph-count="127" meta:word-count="829" meta:character-count="4304" meta:non-whitespace-character-count="3611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row>
          <mi>n</mi>
          <mo stretchy="false">−</mo>
          <mn>1</mn>
        </mrow>
      </munderover>
      <mrow>
        <mi>k</mi>
        <mo stretchy="false">=</mo>
        <mfrac>
          <mrow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um from {k=0} to {n-1} {k = {n(n-1)} over {2} }</annotation>
  </semantics>
</math>
</file>

<file path=Object 6/content.xml><?xml version="1.0" encoding="utf-8"?>
<math xmlns="http://www.w3.org/1998/Math/MathML" display="block">
  <semantics>
    <msup>
      <mrow>
        <mn>1</mn>
        <msup>
          <mn>7</mn>
          <mn>2</mn>
        </msup>
        <mrow>
          <mi>n</mi>
          <mo stretchy="false">+</mo>
          <mn>4</mn>
        </mrow>
      </mrow>
      <mi mathvariant="normal">❑</mi>
    </msup>
    <annotation encoding="StarMath 5.0">{1 {7} ^ {2} n + 4} ^ &lt;?&gt;  </annotation>
  </semantics>
</math>
</file>

<file path=Object 8/content.xml><?xml version="1.0" encoding="utf-8"?>
<math xmlns="http://www.w3.org/1998/Math/MathML" display="block">
  <semantics>
    <mrow>
      <mi>n</mi>
      <mo stretchy="false">=</mo>
      <mn>285</mn>
    </mrow>
    <annotation encoding="StarMath 5.0">n=285</annotation>
  </semantics>
</math>
</file>